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7mm" svg:height="90.05mm" svg:x="124.73mm" svg:y="1.06mm">
            <draw:object draw:notify-on-update-of-ranges="Hoja1.A2:Hoja1.A9 Hoja1.B1:Hoja1.B1 Hoja1.B2:Hoja1.B9 Hoja1.A2:Hoja1.A9 Hoja1.C1:Hoja1.C1 Hoja1.C2:Hoja1.C9 Hoja1.A2:Hoja1.A9 Hoja1.D1:Hoja1.D1 Hoja1.D2:Hoja1.D9 Hoja1.A2:Hoja1.A9 Hoja1.E1:Hoja1.E1 Hoja1.E2:Hoja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8.68mm" svg:y="1mm">
            <draw:object draw:notify-on-update-of-ranges="Hoja1.N2:Hoja1.N2 Hoja1.N3:Hoja1.N10 Hoja1.O2:Hoja1.O2 Hoja1.O3:Hoja1.O10 Hoja1.N2:Hoja1.N2 Hoja1.N3:Hoja1.N10 Hoja1.P2:Hoja1.P2 Hoja1.P3:Hoja1.P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9.23mm" svg:y="96.28mm">
            <draw:object draw:notify-on-update-of-ranges="Hoja1.N14:Hoja1.N14 Hoja1.N15:Hoja1.N22 Hoja1.O14:Hoja1.O14 Hoja1.O15:Hoja1.O22 Hoja1.N14:Hoja1.N14 Hoja1.N15:Hoja1.N22 Hoja1.P14:Hoja1.P14 Hoja1.P15:Hoja1.P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566.37mm" svg:y="56.05mm">
            <draw:object draw:notify-on-update-of-ranges="Hoja1.Z3:Hoja1.Z3 Hoja1.Z4:Hoja1.Z11 Hoja1.AA3:Hoja1.AA3 Hoja1.AA4:Hoja1.AA11 Hoja1.Z3:Hoja1.Z3 Hoja1.Z4:Hoja1.Z11 Hoja1.AB3:Hoja1.AB3 Hoja1.AB4:Hoja1.AB11 Hoja1.Z3:Hoja1.Z3 Hoja1.Z4:Hoja1.Z11 Hoja1.AC3:Hoja1.AC3 Hoja1.AC4:Hoja1.AC11 Hoja1.Z3:Hoja1.Z3 Hoja1.Z4:Hoja1.Z11 Hoja1.AD3:Hoja1.AD3 Hoja1.AD4:Hoja1.AD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8"/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9"/>
          <table:table-cell office:value-type="string" calcext:value-type="string">
            <text:p>Miles de mensaj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138" calcext:value-type="float">
            <text:p>0,138</text:p>
          </table:table-cell>
          <table:table-cell office:value-type="float" office:value="0.003" calcext:value-type="float">
            <text:p>0,00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94" calcext:value-type="float">
            <text:p>1,494</text:p>
          </table:table-cell>
          <table:table-cell office:value-type="float" office:value="0.557" calcext:value-type="float">
            <text:p>0,557</text:p>
          </table:table-cell>
          <table:table-cell office:value-type="float" office:value="8.96" calcext:value-type="float">
            <text:p>8,96</text:p>
          </table:table-cell>
          <table:table-cell office:value-type="float" office:value="1.137" calcext:value-type="float">
            <text:p>1,13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9"/>
          <table:table-cell office:value-type="float" office:value="12.5" calcext:value-type="float">
            <text:p>12,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23" calcext:value-type="float">
            <text:p>6,623</text:p>
          </table:table-cell>
          <table:table-cell office:value-type="float" office:value="2.347" calcext:value-type="float">
            <text:p>2,347</text:p>
          </table:table-cell>
          <table:table-cell office:value-type="float" office:value="22.57" calcext:value-type="float">
            <text:p>22,57</text:p>
          </table:table-cell>
          <table:table-cell office:value-type="float" office:value="5.299" calcext:value-type="float">
            <text:p>5,2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.494" calcext:value-type="float">
            <text:p>1,494</text:p>
          </table:table-cell>
          <table:table-cell office:value-type="float" office:value="0.557" calcext:value-type="float">
            <text:p>0,55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138" calcext:value-type="float">
            <text:p>0,138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46" calcext:value-type="float">
            <text:p>13,246</text:p>
          </table:table-cell>
          <table:table-cell office:value-type="float" office:value="5.934" calcext:value-type="float">
            <text:p>5,934</text:p>
          </table:table-cell>
          <table:table-cell office:value-type="float" office:value="43.097" calcext:value-type="float">
            <text:p>43,097</text:p>
          </table:table-cell>
          <table:table-cell office:value-type="float" office:value="11.293" calcext:value-type="float">
            <text:p>11,29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6.623" calcext:value-type="float">
            <text:p>6,623</text:p>
          </table:table-cell>
          <table:table-cell office:value-type="float" office:value="2.347" calcext:value-type="float">
            <text:p>2,347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1.494" calcext:value-type="float">
            <text:p>1,494</text:p>
          </table:table-cell>
          <table:table-cell office:value-type="float" office:value="0.557" calcext:value-type="float">
            <text:p>0,557</text:p>
          </table:table-cell>
          <table:table-cell office:value-type="float" office:value="8.96" calcext:value-type="float">
            <text:p>8,96</text:p>
          </table:table-cell>
          <table:table-cell office:value-type="float" office:value="1.137" calcext:value-type="float">
            <text:p>1,1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426" calcext:value-type="float">
            <text:p>23,426</text:p>
          </table:table-cell>
          <table:table-cell office:value-type="float" office:value="6.503" calcext:value-type="float">
            <text:p>6,503</text:p>
          </table:table-cell>
          <table:table-cell office:value-type="float" office:value="85.688" calcext:value-type="float">
            <text:p>85,688</text:p>
          </table:table-cell>
          <table:table-cell office:value-type="float" office:value="31.346" calcext:value-type="float">
            <text:p>31,34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13.246" calcext:value-type="float">
            <text:p>13,246</text:p>
          </table:table-cell>
          <table:table-cell office:value-type="float" office:value="5.934" calcext:value-type="float">
            <text:p>5,934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office:value-type="float" office:value="6.623" calcext:value-type="float">
            <text:p>6,623</text:p>
          </table:table-cell>
          <table:table-cell office:value-type="float" office:value="2.347" calcext:value-type="float">
            <text:p>2,347</text:p>
          </table:table-cell>
          <table:table-cell office:value-type="float" office:value="22.57" calcext:value-type="float">
            <text:p>22,57</text:p>
          </table:table-cell>
          <table:table-cell office:value-type="float" office:value="5.299" calcext:value-type="float">
            <text:p>5,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412" calcext:value-type="float">
            <text:p>34,412</text:p>
          </table:table-cell>
          <table:table-cell office:value-type="float" office:value="14.305" calcext:value-type="float">
            <text:p>14,305</text:p>
          </table:table-cell>
          <table:table-cell/>
          <table:table-cell office:value-type="float" office:value="59.263" calcext:value-type="float">
            <text:p>59,26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23.426" calcext:value-type="float">
            <text:p>23,426</text:p>
          </table:table-cell>
          <table:table-cell office:value-type="float" office:value="6.503" calcext:value-type="float">
            <text:p>6,503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office:value-type="float" office:value="13.246" calcext:value-type="float">
            <text:p>13,246</text:p>
          </table:table-cell>
          <table:table-cell office:value-type="float" office:value="5.934" calcext:value-type="float">
            <text:p>5,934</text:p>
          </table:table-cell>
          <table:table-cell office:value-type="float" office:value="43.097" calcext:value-type="float">
            <text:p>43,097</text:p>
          </table:table-cell>
          <table:table-cell office:value-type="float" office:value="11.293" calcext:value-type="float">
            <text:p>11,293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34.412" calcext:value-type="float">
            <text:p>34,412</text:p>
          </table:table-cell>
          <table:table-cell office:value-type="float" office:value="14.305" calcext:value-type="float">
            <text:p>14,305</text:p>
          </table:table-cell>
          <table:table-cell table:number-columns-repeated="9"/>
          <table:table-cell office:value-type="float" office:value="1250" calcext:value-type="float">
            <text:p>1250</text:p>
          </table:table-cell>
          <table:table-cell office:value-type="float" office:value="23.426" calcext:value-type="float">
            <text:p>23,426</text:p>
          </table:table-cell>
          <table:table-cell office:value-type="float" office:value="6.503" calcext:value-type="float">
            <text:p>6,503</text:p>
          </table:table-cell>
          <table:table-cell office:value-type="float" office:value="85.688" calcext:value-type="float">
            <text:p>85,688</text:p>
          </table:table-cell>
          <table:table-cell office:value-type="float" office:value="31.346" calcext:value-type="float">
            <text:p>31,346</text:p>
          </table:table-cell>
        </table:table-row>
        <table:table-row table:style-name="ro1">
          <table:table-cell table:number-columns-repeated="4"/>
          <table:table-cell office:value-type="float" office:value="129.132" calcext:value-type="float">
            <text:p>129,132</text:p>
          </table:table-cell>
          <table:table-cell table:number-columns-repeated="20"/>
          <table:table-cell office:value-type="float" office:value="1800" calcext:value-type="float">
            <text:p>1800</text:p>
          </table:table-cell>
          <table:table-cell office:value-type="float" office:value="34.412" calcext:value-type="float">
            <text:p>34,412</text:p>
          </table:table-cell>
          <table:table-cell office:value-type="float" office:value="14.305" calcext:value-type="float">
            <text:p>14,305</text:p>
          </table:table-cell>
          <table:table-cell/>
          <table:table-cell office:value-type="float" office:value="59.263" calcext:value-type="float">
            <text:p>59,263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Val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0.138" calcext:value-type="float">
            <text:p>0,138</text:p>
          </table:table-cell>
          <table:table-cell office:value-type="float" office:value="0.003" calcext:value-type="float">
            <text:p>0,003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,96</text:p>
          </table:table-cell>
          <table:table-cell office:value-type="float" office:value="1.137" calcext:value-type="float">
            <text:p>1,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2.57" calcext:value-type="float">
            <text:p>22,57</text:p>
          </table:table-cell>
          <table:table-cell office:value-type="float" office:value="5.299" calcext:value-type="float">
            <text:p>5,29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3.097" calcext:value-type="float">
            <text:p>43,097</text:p>
          </table:table-cell>
          <table:table-cell office:value-type="float" office:value="11.293" calcext:value-type="float">
            <text:p>11,29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64" calcext:value-type="float">
            <text:p>0,064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85.688" calcext:value-type="float">
            <text:p>85,688</text:p>
          </table:table-cell>
          <table:table-cell office:value-type="float" office:value="31.346" calcext:value-type="float">
            <text:p>31,34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5" calcext:value-type="float">
            <text:p>0,01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office:value-type="float" office:value="59.263" calcext:value-type="float">
            <text:p>59,26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94" calcext:value-type="float">
            <text:p>1,494</text:p>
          </table:table-cell>
          <table:table-cell office:value-type="float" office:value="2.282" calcext:value-type="float">
            <text:p>2,282</text:p>
          </table:table-cell>
          <table:table-cell office:value-type="float" office:value="1.731" calcext:value-type="float">
            <text:p>1,731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23" calcext:value-type="float">
            <text:p>6,623</text:p>
          </table:table-cell>
          <table:table-cell office:value-type="float" office:value="6.839" calcext:value-type="float">
            <text:p>6,839</text:p>
          </table:table-cell>
          <table:table-cell office:value-type="float" office:value="6.62" calcext:value-type="float">
            <text:p>6,62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46" calcext:value-type="float">
            <text:p>13,246</text:p>
          </table:table-cell>
          <table:table-cell office:value-type="float" office:value="12.587" calcext:value-type="float">
            <text:p>12,587</text:p>
          </table:table-cell>
          <table:table-cell office:value-type="float" office:value="8.962" calcext:value-type="float">
            <text:p>8,962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426" calcext:value-type="float">
            <text:p>23,426</text:p>
          </table:table-cell>
          <table:table-cell office:value-type="float" office:value="21.107" calcext:value-type="float">
            <text:p>21,107</text:p>
          </table:table-cell>
          <table:table-cell table:number-columns-repeated="2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412" calcext:value-type="float">
            <text:p>34,412</text:p>
          </table:table-cell>
          <table:table-cell office:value-type="float" office:value="24.255" calcext:value-type="float">
            <text:p>24,255</text:p>
          </table:table-cell>
          <table:table-cell table:number-columns-repeated="27"/>
        </table:table-row>
        <table:table-row table:style-name="ro1" table:number-rows-repeated="115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core</text:p>
          </table:table-cell>
          <table:table-cell office:value-type="string" calcext:value-type="string">
            <text:p>Akka 2 cores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17" calcext:value-type="float">
            <text:p>5,017</text:p>
          </table:table-cell>
          <table:table-cell office:value-type="float" office:value="5.003" calcext:value-type="float">
            <text:p>5,003</text:p>
          </table:table-cell>
          <table:table-cell office:value-type="float" office:value="5.025" calcext:value-type="float">
            <text:p>5,025</text:p>
          </table:table-cell>
          <table:table-cell office:value-type="float" office:value="5.029" calcext:value-type="float">
            <text:p>5,029</text:p>
          </table:table-cell>
          <table:table-cell table:number-columns-repeated="2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.056" calcext:value-type="float">
            <text:p>5,056</text:p>
          </table:table-cell>
          <table:table-cell office:value-type="float" office:value="5.049" calcext:value-type="float">
            <text:p>5,049</text:p>
          </table:table-cell>
          <table:table-cell office:value-type="float" office:value="5.056" calcext:value-type="float">
            <text:p>5,056</text:p>
          </table:table-cell>
          <table:table-cell office:value-type="float" office:value="5.12" calcext:value-type="float">
            <text:p>5,12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074" calcext:value-type="float">
            <text:p>5,074</text:p>
          </table:table-cell>
          <table:table-cell office:value-type="float" office:value="5.052" calcext:value-type="float">
            <text:p>5,052</text:p>
          </table:table-cell>
          <table:table-cell office:value-type="float" office:value="5.073" calcext:value-type="float">
            <text:p>5,073</text:p>
          </table:table-cell>
          <table:table-cell office:value-type="float" office:value="5.126" calcext:value-type="float">
            <text:p>5,126</text:p>
          </table:table-cell>
          <table:table-cell table:number-columns-repeated="25"/>
        </table:table-row>
        <table:table-row table:style-name="ro1">
          <table:table-cell office:value-type="float" office:value="312500" calcext:value-type="float">
            <text:p>312500</text:p>
          </table:table-cell>
          <table:table-cell office:value-type="float" office:value="13.357" calcext:value-type="float">
            <text:p>13,357</text:p>
          </table:table-cell>
          <table:table-cell office:value-type="float" office:value="9.475" calcext:value-type="float">
            <text:p>9,475</text:p>
          </table:table-cell>
          <table:table-cell office:value-type="float" office:value="12.623" calcext:value-type="float">
            <text:p>12,623</text:p>
          </table:table-cell>
          <table:table-cell office:value-type="float" office:value="12.243" calcext:value-type="float">
            <text:p>12,243</text:p>
          </table:table-cell>
          <table:table-cell table:number-columns-repeated="25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65" calcext:value-type="float">
            <text:p>13,565</text:p>
          </table:table-cell>
          <table:table-cell office:value-type="float" office:value="17.557" calcext:value-type="float">
            <text:p>17,557</text:p>
          </table:table-cell>
          <table:table-cell office:value-type="float" office:value="16.112" calcext:value-type="float">
            <text:p>16,112</text:p>
          </table:table-cell>
          <table:table-cell table:number-columns-repeated="25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.827" calcext:value-type="float">
            <text:p>30,827</text:p>
          </table:table-cell>
          <table:table-cell office:value-type="float" office:value="22.908" calcext:value-type="float">
            <text:p>22,908</text:p>
          </table:table-cell>
          <table:table-cell office:value-type="float" office:value="27.444" calcext:value-type="float">
            <text:p>27,444</text:p>
          </table:table-cell>
          <table:table-cell office:value-type="float" office:value="27.302" calcext:value-type="float">
            <text:p>27,302</text:p>
          </table:table-cell>
          <table:table-cell table:number-columns-repeated="2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3.688" calcext:value-type="float">
            <text:p>43,688</text:p>
          </table:table-cell>
          <table:table-cell office:value-type="float" office:value="35.686" calcext:value-type="float">
            <text:p>35,686</text:p>
          </table:table-cell>
          <table:table-cell office:value-type="float" office:value="39.232" calcext:value-type="float">
            <text:p>39,232</text:p>
          </table:table-cell>
          <table:table-cell office:value-type="float" office:value="40.924" calcext:value-type="float">
            <text:p>40,924</text:p>
          </table:table-cell>
          <table:table-cell table:number-columns-repeated="25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6.544" calcext:value-type="float">
            <text:p>66,544</text:p>
          </table:table-cell>
          <table:table-cell office:value-type="float" office:value="51.362" calcext:value-type="float">
            <text:p>51,362</text:p>
          </table:table-cell>
          <table:table-cell office:value-type="float" office:value="54.468" calcext:value-type="float">
            <text:p>54,468</text:p>
          </table:table-cell>
          <table:table-cell office:value-type="float" office:value="60.203" calcext:value-type="float">
            <text:p>60,203</text:p>
          </table:table-cell>
          <table:table-cell table:number-columns-repeated="25"/>
        </table:table-row>
        <table:table-row table:style-name="ro1">
          <table:table-cell office:value-type="float" office:value="2812500" calcext:value-type="float">
            <text:p>2812500</text:p>
          </table:table-cell>
          <table:table-cell office:value-type="float" office:value="112.24" calcext:value-type="float">
            <text:p>112,24</text:p>
          </table:table-cell>
          <table:table-cell office:value-type="float" office:value="79.548" calcext:value-type="float">
            <text:p>79,548</text:p>
          </table:table-cell>
          <table:table-cell office:value-type="float" office:value="83.416" calcext:value-type="float">
            <text:p>83,416</text:p>
          </table:table-cell>
          <table:table-cell office:value-type="float" office:value="91.203" calcext:value-type="float">
            <text:p>91,203</text:p>
          </table:table-cell>
          <table:table-cell table:number-columns-repeated="25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core</text:p>
          </table:table-cell>
          <table:table-cell office:value-type="string" calcext:value-type="string">
            <text:p>Vert.x 2 cores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5.002" calcext:value-type="float">
            <text:p>5,002</text:p>
          </table:table-cell>
          <table:table-cell office:value-type="float" office:value="5.003" calcext:value-type="float">
            <text:p>5,003</text:p>
          </table:table-cell>
          <table:table-cell table:number-columns-repeated="2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018" calcext:value-type="float">
            <text:p>5,018</text:p>
          </table:table-cell>
          <table:table-cell office:value-type="float" office:value="5.037" calcext:value-type="float">
            <text:p>5,037</text:p>
          </table:table-cell>
          <table:table-cell office:value-type="float" office:value="5.019" calcext:value-type="float">
            <text:p>5,019</text:p>
          </table:table-cell>
          <table:table-cell office:value-type="float" office:value="5.013" calcext:value-type="float">
            <text:p>5,013</text:p>
          </table:table-cell>
          <table:table-cell table:number-columns-repeated="25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.089" calcext:value-type="float">
            <text:p>5,089</text:p>
          </table:table-cell>
          <table:table-cell office:value-type="float" office:value="5.132" calcext:value-type="float">
            <text:p>5,132</text:p>
          </table:table-cell>
          <table:table-cell office:value-type="float" office:value="5.076" calcext:value-type="float">
            <text:p>5,076</text:p>
          </table:table-cell>
          <table:table-cell office:value-type="float" office:value="5.083" calcext:value-type="float">
            <text:p>5,083</text:p>
          </table:table-cell>
          <table:table-cell table:number-columns-repeated="25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31.618" calcext:value-type="float">
            <text:p>31,618</text:p>
          </table:table-cell>
          <table:table-cell office:value-type="float" office:value="10.5" calcext:value-type="float">
            <text:p>10,5</text:p>
          </table:table-cell>
          <table:table-cell office:value-type="float" office:value="14.444" calcext:value-type="float">
            <text:p>14,444</text:p>
          </table:table-cell>
          <table:table-cell office:value-type="float" office:value="13.107" calcext:value-type="float">
            <text:p>13,107</text:p>
          </table:table-cell>
          <table:table-cell table:number-columns-repeated="25"/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47.402" calcext:value-type="float">
            <text:p>47,402</text:p>
          </table:table-cell>
          <table:table-cell office:value-type="float" office:value="16.022" calcext:value-type="float">
            <text:p>16,022</text:p>
          </table:table-cell>
          <table:table-cell office:value-type="float" office:value="19.685" calcext:value-type="float">
            <text:p>19,685</text:p>
          </table:table-cell>
          <table:table-cell office:value-type="float" office:value="19.443" calcext:value-type="float">
            <text:p>19,443</text:p>
          </table:table-cell>
          <table:table-cell table:number-columns-repeated="25"/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40.624" calcext:value-type="float">
            <text:p>40,624</text:p>
          </table:table-cell>
          <table:table-cell office:value-type="float" office:value="36.718" calcext:value-type="float">
            <text:p>36,718</text:p>
          </table:table-cell>
          <table:table-cell office:value-type="float" office:value="35.331" calcext:value-type="float">
            <text:p>35,331</text:p>
          </table:table-cell>
          <table:table-cell table:number-columns-repeated="25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table:number-columns-repeated="3"/>
          <table:table-cell office:value-type="float" office:value="55.234" calcext:value-type="float">
            <text:p>55,234</text:p>
          </table:table-cell>
          <table:table-cell table:number-columns-repeated="25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table:number-columns-repeated="29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7:49:45.7363784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1:07:07.432626015</meta:creation-date>
    <dc:date>2015-10-09T18:25:13.809176665</dc:date>
    <meta:editing-duration>PT34M15S</meta:editing-duration>
    <meta:editing-cycles>4</meta:editing-cycles>
    <meta:generator>LibreOffice/4.4.2.2$Linux_X86_64 LibreOffice_project/40m0$Build-2</meta:generator>
    <meta:document-statistic meta:table-count="1" meta:cell-count="2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511cm" svg:y="3.457cm" style:legend-expansion="high" chart:style-name="ch2"/>
        <chart:plot-area chart:style-name="ch3" table:cell-range-address="Hoja1.A2:Hoja1.E9 Hoja1.B1:Hoja1.E1" chart:data-source-has-labels="row" svg:x="0.319cm" svg:y="0.18cm" svg:width="11.873cm" svg:height="8.646cm">
          <chartooo:coordinate-region svg:x="0.94cm" svg:y="0.38cm" svg:width="11.0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9" chart:label-cell-address="Hoja1.B1:Hoja1.B1" chart:class="chart:scatter">
            <chart:domain table:cell-range-address="Hoja1.A2:Hoja1.A9"/>
            <chart:data-point chart:repeated="8"/>
          </chart:series>
          <chart:series chart:style-name="ch7" chart:values-cell-range-address="Hoja1.C2:Hoja1.C9" chart:label-cell-address="Hoja1.C1:Hoja1.C1" chart:class="chart:scatter">
            <chart:data-point chart:repeated="8"/>
          </chart:series>
          <chart:series chart:style-name="ch8" chart:values-cell-range-address="Hoja1.D2:Hoja1.D9" chart:label-cell-address="Hoja1.D1:Hoja1.D1" chart:class="chart:scatter">
            <chart:data-point chart:repeated="8"/>
          </chart:series>
          <chart:series chart:style-name="ch9" chart:values-cell-range-address="Hoja1.E2:Hoja1.E9" chart:label-cell-address="Hoja1.E1:Hoja1.E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kka 1 core</text:p>
                <draw:g>
                  <svg:desc>Hoja1.B1:Hoja1.B1</svg:desc>
                </draw:g>
              </table:table-cell>
              <table:table-cell office:value-type="string">
                <text:p>Akka 2 cores</text:p>
                <draw:g>
                  <svg:desc>Hoja1.C1:Hoja1.C1</svg:desc>
                </draw:g>
              </table:table-cell>
              <table:table-cell office:value-type="string">
                <text:p>Vert.x 1 core</text:p>
                <draw:g>
                  <svg:desc>Hoja1.D1:Hoja1.D1</svg:desc>
                </draw:g>
              </table:table-cell>
              <table:table-cell office:value-type="string">
                <text:p>Vert.x 2 core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0.008">
                <text:p>0.008</text:p>
                <draw:g>
                  <svg:desc>Hoja1.B2:Hoja1.B9</svg:desc>
                </draw:g>
              </table:table-cell>
              <table:table-cell office:value-type="float" office:value="0.008">
                <text:p>0.008</text:p>
                <draw:g>
                  <svg:desc>Hoja1.C2:Hoja1.C9</svg:desc>
                </draw:g>
              </table:table-cell>
              <table:table-cell office:value-type="float" office:value="0.001">
                <text:p>0.001</text:p>
                <draw:g>
                  <svg:desc>Hoja1.D2:Hoja1.D9</svg:desc>
                </draw:g>
              </table:table-cell>
              <table:table-cell office:value-type="float" office:value="0.001">
                <text:p>0.001</text:p>
                <draw:g>
                  <svg:desc>Hoja1.E2:Hoja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138">
                <text:p>0.1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494">
                <text:p>1.494</text:p>
              </table:table-cell>
              <table:table-cell office:value-type="float" office:value="0.557">
                <text:p>0.557</text:p>
              </table:table-cell>
              <table:table-cell office:value-type="float" office:value="8.96">
                <text:p>8.9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6.623">
                <text:p>6.623</text:p>
              </table:table-cell>
              <table:table-cell office:value-type="float" office:value="2.347">
                <text:p>2.347</text:p>
              </table:table-cell>
              <table:table-cell office:value-type="float" office:value="22.57">
                <text:p>22.57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.246">
                <text:p>13.246</text:p>
              </table:table-cell>
              <table:table-cell office:value-type="float" office:value="5.934">
                <text:p>5.934</text:p>
              </table:table-cell>
              <table:table-cell office:value-type="float" office:value="43.097">
                <text:p>43.097</text:p>
              </table:table-cell>
              <table:table-cell office:value-type="float" office:value="11.293">
                <text:p>11.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3.426">
                <text:p>23.426</text:p>
              </table:table-cell>
              <table:table-cell office:value-type="float" office:value="6.503">
                <text:p>6.503</text:p>
              </table:table-cell>
              <table:table-cell office:value-type="float" office:value="85.688">
                <text:p>85.688</text:p>
              </table:table-cell>
              <table:table-cell office:value-type="float" office:value="31.346">
                <text:p>31.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34.412">
                <text:p>34.412</text:p>
              </table:table-cell>
              <table:table-cell office:value-type="float" office:value="14.305">
                <text:p>14.305</text:p>
              </table:table-cell>
              <table:table-cell office:value-type="float" office:value="NaN">
                <text:p>NaN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9cm" svg:y="3.952cm" style:legend-expansion="high" chart:style-name="ch2"/>
        <chart:plot-area chart:style-name="ch3" table:cell-range-address="Hoja1.N2:Hoja1.P10" chart:data-source-has-labels="row" svg:x="0.32cm" svg:y="0.18cm" svg:width="11.979cm" svg:height="8.64cm">
          <chartooo:coordinate-region svg:x="0.941cm" svg:y="0.379cm" svg:width="11.1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O3:Hoja1.O10" chart:label-cell-address="Hoja1.O2:Hoja1.O2" chart:class="chart:scatter">
            <chart:domain table:cell-range-address="Hoja1.N3:Hoja1.N10"/>
            <chart:data-point chart:repeated="8"/>
          </chart:series>
          <chart:series chart:style-name="ch7" chart:values-cell-range-address="Hoja1.P3:Hoja1.P10" chart:label-cell-address="Hoja1.P2:Hoja1.P2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Akka 1 core</text:p>
                <draw:g>
                  <svg:desc>Hoja1.O2:Hoja1.O2</svg:desc>
                </draw:g>
              </table:table-cell>
              <table:table-cell office:value-type="string">
                <text:p>Akka 2 cores</text:p>
                <draw:g>
                  <svg:desc>Hoja1.P2:Hoja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N3:Hoja1.N10</svg:desc>
                </draw:g>
              </table:table-cell>
              <table:table-cell office:value-type="float" office:value="0.008">
                <text:p>0.008</text:p>
                <draw:g>
                  <svg:desc>Hoja1.O3:Hoja1.O10</svg:desc>
                </draw:g>
              </table:table-cell>
              <table:table-cell office:value-type="float" office:value="0.008">
                <text:p>0.008</text:p>
                <draw:g>
                  <svg:desc>Hoja1.P3:Hoja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494">
                <text:p>1.494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6.623">
                <text:p>6.623</text:p>
              </table:table-cell>
              <table:table-cell office:value-type="float" office:value="2.347">
                <text:p>2.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.246">
                <text:p>13.246</text:p>
              </table:table-cell>
              <table:table-cell office:value-type="float" office:value="5.934">
                <text:p>5.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3.426">
                <text:p>23.426</text:p>
              </table:table-cell>
              <table:table-cell office:value-type="float" office:value="6.503">
                <text:p>6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34.412">
                <text:p>34.412</text:p>
              </table:table-cell>
              <table:table-cell office:value-type="float" office:value="14.305">
                <text:p>14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3.952cm" style:legend-expansion="high" chart:style-name="ch2"/>
        <chart:plot-area chart:style-name="ch3" table:cell-range-address="Hoja1.N14:Hoja1.P22" chart:data-source-has-labels="row" svg:x="0.32cm" svg:y="0.18cm" svg:width="11.873cm" svg:height="8.64cm">
          <chartooo:coordinate-region svg:x="0.941cm" svg:y="0.379cm" svg:width="11.0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O15:Hoja1.O22" chart:label-cell-address="Hoja1.O14:Hoja1.O14" chart:class="chart:scatter">
            <chart:domain table:cell-range-address="Hoja1.N15:Hoja1.N22"/>
            <chart:data-point chart:repeated="8"/>
          </chart:series>
          <chart:series chart:style-name="ch7" chart:values-cell-range-address="Hoja1.P15:Hoja1.P22" chart:label-cell-address="Hoja1.P14:Hoja1.P14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Vert.x 1 core</text:p>
                <draw:g>
                  <svg:desc>Hoja1.O14:Hoja1.O14</svg:desc>
                </draw:g>
              </table:table-cell>
              <table:table-cell office:value-type="string">
                <text:p>Vert.x 2 cores</text:p>
                <draw:g>
                  <svg:desc>Hoja1.P14:Hoja1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N15:Hoja1.N22</svg:desc>
                </draw:g>
              </table:table-cell>
              <table:table-cell office:value-type="float" office:value="0.001">
                <text:p>0.001</text:p>
                <draw:g>
                  <svg:desc>Hoja1.O15:Hoja1.O22</svg:desc>
                </draw:g>
              </table:table-cell>
              <table:table-cell office:value-type="float" office:value="0.001">
                <text:p>0.001</text:p>
                <draw:g>
                  <svg:desc>Hoja1.P15:Hoja1.P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38">
                <text:p>0.1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.96">
                <text:p>8.9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2.57">
                <text:p>22.57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3.097">
                <text:p>43.097</text:p>
              </table:table-cell>
              <table:table-cell office:value-type="float" office:value="11.293">
                <text:p>11.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85.688">
                <text:p>85.688</text:p>
              </table:table-cell>
              <table:table-cell office:value-type="float" office:value="31.346">
                <text:p>31.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11cm" svg:y="3.456cm" style:legend-expansion="high" chart:style-name="ch2"/>
        <chart:plot-area chart:style-name="ch3" table:cell-range-address="Hoja1.Z3:Hoja1.AD11" chart:data-source-has-labels="row" svg:x="0.319cm" svg:y="0.18cm" svg:width="11.873cm" svg:height="8.645cm">
          <chartooo:coordinate-region svg:x="0.94cm" svg:y="0.379cm" svg:width="10.881cm" svg:height="7.799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Hoja1.AA4:Hoja1.AA11" chart:label-cell-address="Hoja1.AA3:Hoja1.AA3" chart:class="chart:scatter">
            <chart:domain table:cell-range-address="Hoja1.Z4:Hoja1.Z11"/>
            <chart:data-point chart:repeated="8"/>
          </chart:series>
          <chart:series chart:style-name="ch7" chart:values-cell-range-address="Hoja1.AB4:Hoja1.AB11" chart:label-cell-address="Hoja1.AB3:Hoja1.AB3" chart:class="chart:scatter">
            <chart:data-point chart:repeated="8"/>
          </chart:series>
          <chart:series chart:style-name="ch8" chart:values-cell-range-address="Hoja1.AC4:Hoja1.AC11" chart:label-cell-address="Hoja1.AC3:Hoja1.AC3" chart:class="chart:scatter">
            <chart:data-point chart:repeated="8"/>
          </chart:series>
          <chart:series chart:style-name="ch9" chart:values-cell-range-address="Hoja1.AD4:Hoja1.AD11" chart:label-cell-address="Hoja1.AD3:Hoja1.AD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Z</text:p>
              </table:table-cell>
              <table:table-cell office:value-type="string">
                <text:p>Akka 1 core</text:p>
                <draw:g>
                  <svg:desc>Hoja1.AA3:Hoja1.AA3</svg:desc>
                </draw:g>
              </table:table-cell>
              <table:table-cell office:value-type="string">
                <text:p>Akka 2 cores</text:p>
                <draw:g>
                  <svg:desc>Hoja1.AB3:Hoja1.AB3</svg:desc>
                </draw:g>
              </table:table-cell>
              <table:table-cell office:value-type="string">
                <text:p>Vert.x 1 core</text:p>
                <draw:g>
                  <svg:desc>Hoja1.AC3:Hoja1.AC3</svg:desc>
                </draw:g>
              </table:table-cell>
              <table:table-cell office:value-type="string">
                <text:p>Vert.x 2 cores</text:p>
                <draw:g>
                  <svg:desc>Hoja1.AD3:Hoja1.A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Z4:Hoja1.Z11</svg:desc>
                </draw:g>
              </table:table-cell>
              <table:table-cell office:value-type="float" office:value="0.008">
                <text:p>0.008</text:p>
                <draw:g>
                  <svg:desc>Hoja1.AA4:Hoja1.AA11</svg:desc>
                </draw:g>
              </table:table-cell>
              <table:table-cell office:value-type="float" office:value="0.008">
                <text:p>0.008</text:p>
                <draw:g>
                  <svg:desc>Hoja1.AB4:Hoja1.AB11</svg:desc>
                </draw:g>
              </table:table-cell>
              <table:table-cell office:value-type="float" office:value="0.001">
                <text:p>0.001</text:p>
                <draw:g>
                  <svg:desc>Hoja1.AC4:Hoja1.AC11</svg:desc>
                </draw:g>
              </table:table-cell>
              <table:table-cell office:value-type="float" office:value="0.001">
                <text:p>0.001</text:p>
                <draw:g>
                  <svg:desc>Hoja1.AD4:Hoja1.A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138">
                <text:p>0.1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.494">
                <text:p>1.494</text:p>
              </table:table-cell>
              <table:table-cell office:value-type="float" office:value="0.557">
                <text:p>0.557</text:p>
              </table:table-cell>
              <table:table-cell office:value-type="float" office:value="8.96">
                <text:p>8.9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6.623">
                <text:p>6.623</text:p>
              </table:table-cell>
              <table:table-cell office:value-type="float" office:value="2.347">
                <text:p>2.347</text:p>
              </table:table-cell>
              <table:table-cell office:value-type="float" office:value="22.57">
                <text:p>22.57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3.246">
                <text:p>13.246</text:p>
              </table:table-cell>
              <table:table-cell office:value-type="float" office:value="5.934">
                <text:p>5.934</text:p>
              </table:table-cell>
              <table:table-cell office:value-type="float" office:value="43.097">
                <text:p>43.097</text:p>
              </table:table-cell>
              <table:table-cell office:value-type="float" office:value="11.293">
                <text:p>11.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">
                <text:p>1250</text:p>
              </table:table-cell>
              <table:table-cell office:value-type="float" office:value="23.426">
                <text:p>23.426</text:p>
              </table:table-cell>
              <table:table-cell office:value-type="float" office:value="6.503">
                <text:p>6.503</text:p>
              </table:table-cell>
              <table:table-cell office:value-type="float" office:value="85.688">
                <text:p>85.688</text:p>
              </table:table-cell>
              <table:table-cell office:value-type="float" office:value="31.346">
                <text:p>31.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4.412">
                <text:p>34.412</text:p>
              </table:table-cell>
              <table:table-cell office:value-type="float" office:value="14.305">
                <text:p>14.305</text:p>
              </table:table-cell>
              <table:table-cell office:value-type="float" office:value="NaN">
                <text:p>NaN</text:p>
              </table:table-cell>
              <table:table-cell office:value-type="float" office:value="59.263">
                <text:p>59.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